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504pt" svg:height="504pt" svg:x="170.59pt" svg:y="16.55pt">
            <loext:p draw:notify-on-update-of-ranges="output.A1:output.A1 output.A2:output.A252 output.B1:output.B1 output.B2:output.B2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4pt" svg:height="504pt" svg:x="699.68pt" svg:y="16.72pt">
            <loext:p draw:notify-on-update-of-ranges="output.A2:output.A252 output.C1:output.C1 output.C2:output.C2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988" calcext:value-type="float">
            <text:p>-0.09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-0.188827" calcext:value-type="float">
            <text:p>-0.18882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2876" calcext:value-type="float">
            <text:p>-0.002876</text:p>
          </table:table-cell>
          <table:table-cell office:value-type="float" office:value="-0.270469" calcext:value-type="float">
            <text:p>-0.27046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5581" calcext:value-type="float">
            <text:p>-0.005581</text:p>
          </table:table-cell>
          <table:table-cell office:value-type="float" office:value="-0.344116" calcext:value-type="float">
            <text:p>-0.3441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9022" calcext:value-type="float">
            <text:p>-0.009022</text:p>
          </table:table-cell>
          <table:table-cell office:value-type="float" office:value="-0.410156" calcext:value-type="float">
            <text:p>-0.4101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13124" calcext:value-type="float">
            <text:p>-0.013124</text:p>
          </table:table-cell>
          <table:table-cell office:value-type="float" office:value="-0.468973" calcext:value-type="float">
            <text:p>-0.46897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17813" calcext:value-type="float">
            <text:p>-0.017813</text:p>
          </table:table-cell>
          <table:table-cell office:value-type="float" office:value="-0.520948" calcext:value-type="float">
            <text:p>-0.52094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23023" calcext:value-type="float">
            <text:p>-0.023023</text:p>
          </table:table-cell>
          <table:table-cell office:value-type="float" office:value="-0.566457" calcext:value-type="float">
            <text:p>-0.56645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28687" calcext:value-type="float">
            <text:p>-0.028687</text:p>
          </table:table-cell>
          <table:table-cell office:value-type="float" office:value="-0.605868" calcext:value-type="float">
            <text:p>-0.6058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34746" calcext:value-type="float">
            <text:p>-0.034746</text:p>
          </table:table-cell>
          <table:table-cell office:value-type="float" office:value="-0.639544" calcext:value-type="float">
            <text:p>-0.6395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41142" calcext:value-type="float">
            <text:p>-0.041142</text:p>
          </table:table-cell>
          <table:table-cell office:value-type="float" office:value="-0.667839" calcext:value-type="float">
            <text:p>-0.66783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4782" calcext:value-type="float">
            <text:p>-0.04782</text:p>
          </table:table-cell>
          <table:table-cell office:value-type="float" office:value="-0.691096" calcext:value-type="float">
            <text:p>-0.69109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54731" calcext:value-type="float">
            <text:p>-0.054731</text:p>
          </table:table-cell>
          <table:table-cell office:value-type="float" office:value="-0.709652" calcext:value-type="float">
            <text:p>-0.7096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61827" calcext:value-type="float">
            <text:p>-0.061827</text:p>
          </table:table-cell>
          <table:table-cell office:value-type="float" office:value="-0.723833" calcext:value-type="float">
            <text:p>-0.72383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69066" calcext:value-type="float">
            <text:p>-0.069066</text:p>
          </table:table-cell>
          <table:table-cell office:value-type="float" office:value="-0.733953" calcext:value-type="float">
            <text:p>-0.73395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76405" calcext:value-type="float">
            <text:p>-0.076405</text:p>
          </table:table-cell>
          <table:table-cell office:value-type="float" office:value="-0.740318" calcext:value-type="float">
            <text:p>-0.7403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83808" calcext:value-type="float">
            <text:p>-0.083808</text:p>
          </table:table-cell>
          <table:table-cell office:value-type="float" office:value="-0.74322" calcext:value-type="float">
            <text:p>-0.7432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91241" calcext:value-type="float">
            <text:p>-0.091241</text:p>
          </table:table-cell>
          <table:table-cell office:value-type="float" office:value="-0.742943" calcext:value-type="float">
            <text:p>-0.74294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9867" calcext:value-type="float">
            <text:p>-0.09867</text:p>
          </table:table-cell>
          <table:table-cell office:value-type="float" office:value="-0.739757" calcext:value-type="float">
            <text:p>-0.73975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106068" calcext:value-type="float">
            <text:p>-0.106068</text:p>
          </table:table-cell>
          <table:table-cell office:value-type="float" office:value="-0.733922" calcext:value-type="float">
            <text:p>-0.7339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113407" calcext:value-type="float">
            <text:p>-0.113407</text:p>
          </table:table-cell>
          <table:table-cell office:value-type="float" office:value="-0.725684" calcext:value-type="float">
            <text:p>-0.7256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120664" calcext:value-type="float">
            <text:p>-0.120664</text:p>
          </table:table-cell>
          <table:table-cell office:value-type="float" office:value="-0.715282" calcext:value-type="float">
            <text:p>-0.71528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127817" calcext:value-type="float">
            <text:p>-0.127817</text:p>
          </table:table-cell>
          <table:table-cell office:value-type="float" office:value="-0.702939" calcext:value-type="float">
            <text:p>-0.70293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134846" calcext:value-type="float">
            <text:p>-0.134846</text:p>
          </table:table-cell>
          <table:table-cell office:value-type="float" office:value="-0.688869" calcext:value-type="float">
            <text:p>-0.68886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41735" calcext:value-type="float">
            <text:p>-0.141735</text:p>
          </table:table-cell>
          <table:table-cell office:value-type="float" office:value="-0.673274" calcext:value-type="float">
            <text:p>-0.673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148467" calcext:value-type="float">
            <text:p>-0.148467</text:p>
          </table:table-cell>
          <table:table-cell office:value-type="float" office:value="-0.656344" calcext:value-type="float">
            <text:p>-0.65634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155031" calcext:value-type="float">
            <text:p>-0.155031</text:p>
          </table:table-cell>
          <table:table-cell office:value-type="float" office:value="-0.638261" calcext:value-type="float">
            <text:p>-0.63826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161413" calcext:value-type="float">
            <text:p>-0.161413</text:p>
          </table:table-cell>
          <table:table-cell office:value-type="float" office:value="-0.619193" calcext:value-type="float">
            <text:p>-0.61919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167605" calcext:value-type="float">
            <text:p>-0.167605</text:p>
          </table:table-cell>
          <table:table-cell office:value-type="float" office:value="-0.599298" calcext:value-type="float">
            <text:p>-0.5992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173598" calcext:value-type="float">
            <text:p>-0.173598</text:p>
          </table:table-cell>
          <table:table-cell office:value-type="float" office:value="-0.578727" calcext:value-type="float">
            <text:p>-0.57872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179386" calcext:value-type="float">
            <text:p>-0.179386</text:p>
          </table:table-cell>
          <table:table-cell office:value-type="float" office:value="-0.557617" calcext:value-type="float">
            <text:p>-0.55761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184962" calcext:value-type="float">
            <text:p>-0.184962</text:p>
          </table:table-cell>
          <table:table-cell office:value-type="float" office:value="-0.536097" calcext:value-type="float">
            <text:p>-0.53609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190323" calcext:value-type="float">
            <text:p>-0.190323</text:p>
          </table:table-cell>
          <table:table-cell office:value-type="float" office:value="-0.514287" calcext:value-type="float">
            <text:p>-0.51428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195466" calcext:value-type="float">
            <text:p>-0.195466</text:p>
          </table:table-cell>
          <table:table-cell office:value-type="float" office:value="-0.492298" calcext:value-type="float">
            <text:p>-0.49229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200389" calcext:value-type="float">
            <text:p>-0.200389</text:p>
          </table:table-cell>
          <table:table-cell office:value-type="float" office:value="-0.470232" calcext:value-type="float">
            <text:p>-0.47023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205091" calcext:value-type="float">
            <text:p>-0.205091</text:p>
          </table:table-cell>
          <table:table-cell office:value-type="float" office:value="-0.448182" calcext:value-type="float">
            <text:p>-0.44818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209573" calcext:value-type="float">
            <text:p>-0.209573</text:p>
          </table:table-cell>
          <table:table-cell office:value-type="float" office:value="-0.426234" calcext:value-type="float">
            <text:p>-0.42623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213835" calcext:value-type="float">
            <text:p>-0.213835</text:p>
          </table:table-cell>
          <table:table-cell office:value-type="float" office:value="-0.404466" calcext:value-type="float">
            <text:p>-0.40446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21788" calcext:value-type="float">
            <text:p>-0.21788</text:p>
          </table:table-cell>
          <table:table-cell office:value-type="float" office:value="-0.382949" calcext:value-type="float">
            <text:p>-0.3829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221709" calcext:value-type="float">
            <text:p>-0.221709</text:p>
          </table:table-cell>
          <table:table-cell office:value-type="float" office:value="-0.361746" calcext:value-type="float">
            <text:p>-0.36174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225327" calcext:value-type="float">
            <text:p>-0.225327</text:p>
          </table:table-cell>
          <table:table-cell office:value-type="float" office:value="-0.340914" calcext:value-type="float">
            <text:p>-0.3409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228736" calcext:value-type="float">
            <text:p>-0.228736</text:p>
          </table:table-cell>
          <table:table-cell office:value-type="float" office:value="-0.320504" calcext:value-type="float">
            <text:p>-0.32050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231941" calcext:value-type="float">
            <text:p>-0.231941</text:p>
          </table:table-cell>
          <table:table-cell office:value-type="float" office:value="-0.300562" calcext:value-type="float">
            <text:p>-0.30056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234946" calcext:value-type="float">
            <text:p>-0.234946</text:p>
          </table:table-cell>
          <table:table-cell office:value-type="float" office:value="-0.281125" calcext:value-type="float">
            <text:p>-0.2811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237758" calcext:value-type="float">
            <text:p>-0.237758</text:p>
          </table:table-cell>
          <table:table-cell office:value-type="float" office:value="-0.262227" calcext:value-type="float">
            <text:p>-0.26222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24038" calcext:value-type="float">
            <text:p>-0.24038</text:p>
          </table:table-cell>
          <table:table-cell office:value-type="float" office:value="-0.243899" calcext:value-type="float">
            <text:p>-0.24389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242819" calcext:value-type="float">
            <text:p>-0.242819</text:p>
          </table:table-cell>
          <table:table-cell office:value-type="float" office:value="-0.226162" calcext:value-type="float">
            <text:p>-0.22616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245081" calcext:value-type="float">
            <text:p>-0.245081</text:p>
          </table:table-cell>
          <table:table-cell office:value-type="float" office:value="-0.209039" calcext:value-type="float">
            <text:p>-0.20903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247171" calcext:value-type="float">
            <text:p>-0.247171</text:p>
          </table:table-cell>
          <table:table-cell office:value-type="float" office:value="-0.192543" calcext:value-type="float">
            <text:p>-0.1925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49096" calcext:value-type="float">
            <text:p>-0.249096</text:p>
          </table:table-cell>
          <table:table-cell office:value-type="float" office:value="-0.176687" calcext:value-type="float">
            <text:p>-0.17668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250863" calcext:value-type="float">
            <text:p>-0.250863</text:p>
          </table:table-cell>
          <table:table-cell office:value-type="float" office:value="-0.161478" calcext:value-type="float">
            <text:p>-0.16147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252478" calcext:value-type="float">
            <text:p>-0.252478</text:p>
          </table:table-cell>
          <table:table-cell office:value-type="float" office:value="-0.146923" calcext:value-type="float">
            <text:p>-0.14692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253947" calcext:value-type="float">
            <text:p>-0.253947</text:p>
          </table:table-cell>
          <table:table-cell office:value-type="float" office:value="-0.133024" calcext:value-type="float">
            <text:p>-0.13302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255278" calcext:value-type="float">
            <text:p>-0.255278</text:p>
          </table:table-cell>
          <table:table-cell office:value-type="float" office:value="-0.119778" calcext:value-type="float">
            <text:p>-0.11977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256475" calcext:value-type="float">
            <text:p>-0.256475</text:p>
          </table:table-cell>
          <table:table-cell office:value-type="float" office:value="-0.107184" calcext:value-type="float">
            <text:p>-0.10718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257547" calcext:value-type="float">
            <text:p>-0.257547</text:p>
          </table:table-cell>
          <table:table-cell office:value-type="float" office:value="-0.095235" calcext:value-type="float">
            <text:p>-0.09523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258499" calcext:value-type="float">
            <text:p>-0.258499</text:p>
          </table:table-cell>
          <table:table-cell office:value-type="float" office:value="-0.083924" calcext:value-type="float">
            <text:p>-0.08392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259339" calcext:value-type="float">
            <text:p>-0.259339</text:p>
          </table:table-cell>
          <table:table-cell office:value-type="float" office:value="-0.073242" calcext:value-type="float">
            <text:p>-0.07324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260071" calcext:value-type="float">
            <text:p>-0.260071</text:p>
          </table:table-cell>
          <table:table-cell office:value-type="float" office:value="-0.063177" calcext:value-type="float">
            <text:p>-0.0631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260703" calcext:value-type="float">
            <text:p>-0.260703</text:p>
          </table:table-cell>
          <table:table-cell office:value-type="float" office:value="-0.053717" calcext:value-type="float">
            <text:p>-0.05371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26124" calcext:value-type="float">
            <text:p>-0.26124</text:p>
          </table:table-cell>
          <table:table-cell office:value-type="float" office:value="-0.044847" calcext:value-type="float">
            <text:p>-0.04484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261689" calcext:value-type="float">
            <text:p>-0.261689</text:p>
          </table:table-cell>
          <table:table-cell office:value-type="float" office:value="-0.036554" calcext:value-type="float">
            <text:p>-0.03655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262054" calcext:value-type="float">
            <text:p>-0.262054</text:p>
          </table:table-cell>
          <table:table-cell office:value-type="float" office:value="-0.028819" calcext:value-type="float">
            <text:p>-0.02881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262342" calcext:value-type="float">
            <text:p>-0.262342</text:p>
          </table:table-cell>
          <table:table-cell office:value-type="float" office:value="-0.021627" calcext:value-type="float">
            <text:p>-0.0216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262559" calcext:value-type="float">
            <text:p>-0.262559</text:p>
          </table:table-cell>
          <table:table-cell office:value-type="float" office:value="-0.01496" calcext:value-type="float">
            <text:p>-0.0149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262708" calcext:value-type="float">
            <text:p>-0.262708</text:p>
          </table:table-cell>
          <table:table-cell office:value-type="float" office:value="-0.0088" calcext:value-type="float">
            <text:p>-0.008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262796" calcext:value-type="float">
            <text:p>-0.262796</text:p>
          </table:table-cell>
          <table:table-cell office:value-type="float" office:value="-0.003128" calcext:value-type="float">
            <text:p>-0.00312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262827" calcext:value-type="float">
            <text:p>-0.262827</text:p>
          </table:table-cell>
          <table:table-cell office:value-type="float" office:value="0.002076" calcext:value-type="float">
            <text:p>0.00207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262807" calcext:value-type="float">
            <text:p>-0.262807</text:p>
          </table:table-cell>
          <table:table-cell office:value-type="float" office:value="0.006829" calcext:value-type="float">
            <text:p>0.0068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62738" calcext:value-type="float">
            <text:p>-0.262738</text:p>
          </table:table-cell>
          <table:table-cell office:value-type="float" office:value="0.011153" calcext:value-type="float">
            <text:p>0.01115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262627" calcext:value-type="float">
            <text:p>-0.262627</text:p>
          </table:table-cell>
          <table:table-cell office:value-type="float" office:value="0.015065" calcext:value-type="float">
            <text:p>0.0150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262476" calcext:value-type="float">
            <text:p>-0.262476</text:p>
          </table:table-cell>
          <table:table-cell office:value-type="float" office:value="0.018586" calcext:value-type="float">
            <text:p>0.01858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26229" calcext:value-type="float">
            <text:p>-0.26229</text:p>
          </table:table-cell>
          <table:table-cell office:value-type="float" office:value="0.021735" calcext:value-type="float">
            <text:p>0.02173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262073" calcext:value-type="float">
            <text:p>-0.262073</text:p>
          </table:table-cell>
          <table:table-cell office:value-type="float" office:value="0.024531" calcext:value-type="float">
            <text:p>0.02453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61828" calcext:value-type="float">
            <text:p>-0.261828</text:p>
          </table:table-cell>
          <table:table-cell office:value-type="float" office:value="0.026993" calcext:value-type="float">
            <text:p>0.0269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261558" calcext:value-type="float">
            <text:p>-0.261558</text:p>
          </table:table-cell>
          <table:table-cell office:value-type="float" office:value="0.029139" calcext:value-type="float">
            <text:p>0.02913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261266" calcext:value-type="float">
            <text:p>-0.261266</text:p>
          </table:table-cell>
          <table:table-cell office:value-type="float" office:value="0.030989" calcext:value-type="float">
            <text:p>0.03098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260956" calcext:value-type="float">
            <text:p>-0.260956</text:p>
          </table:table-cell>
          <table:table-cell office:value-type="float" office:value="0.032559" calcext:value-type="float">
            <text:p>0.03255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260631" calcext:value-type="float">
            <text:p>-0.260631</text:p>
          </table:table-cell>
          <table:table-cell office:value-type="float" office:value="0.033867" calcext:value-type="float">
            <text:p>0.0338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260292" calcext:value-type="float">
            <text:p>-0.260292</text:p>
          </table:table-cell>
          <table:table-cell office:value-type="float" office:value="0.034931" calcext:value-type="float">
            <text:p>0.03493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259943" calcext:value-type="float">
            <text:p>-0.259943</text:p>
          </table:table-cell>
          <table:table-cell office:value-type="float" office:value="0.035766" calcext:value-type="float">
            <text:p>0.03576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259585" calcext:value-type="float">
            <text:p>-0.259585</text:p>
          </table:table-cell>
          <table:table-cell office:value-type="float" office:value="0.03639" calcext:value-type="float">
            <text:p>0.0363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259221" calcext:value-type="float">
            <text:p>-0.259221</text:p>
          </table:table-cell>
          <table:table-cell office:value-type="float" office:value="0.036816" calcext:value-type="float">
            <text:p>0.0368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258853" calcext:value-type="float">
            <text:p>-0.258853</text:p>
          </table:table-cell>
          <table:table-cell office:value-type="float" office:value="0.037062" calcext:value-type="float">
            <text:p>0.0370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258483" calcext:value-type="float">
            <text:p>-0.258483</text:p>
          </table:table-cell>
          <table:table-cell office:value-type="float" office:value="0.03714" calcext:value-type="float">
            <text:p>0.0371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258111" calcext:value-type="float">
            <text:p>-0.258111</text:p>
          </table:table-cell>
          <table:table-cell office:value-type="float" office:value="0.037065" calcext:value-type="float">
            <text:p>0.03706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257741" calcext:value-type="float">
            <text:p>-0.257741</text:p>
          </table:table-cell>
          <table:table-cell office:value-type="float" office:value="0.03685" calcext:value-type="float">
            <text:p>0.0368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257372" calcext:value-type="float">
            <text:p>-0.257372</text:p>
          </table:table-cell>
          <table:table-cell office:value-type="float" office:value="0.036508" calcext:value-type="float">
            <text:p>0.03650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257007" calcext:value-type="float">
            <text:p>-0.257007</text:p>
          </table:table-cell>
          <table:table-cell office:value-type="float" office:value="0.036051" calcext:value-type="float">
            <text:p>0.03605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56646" calcext:value-type="float">
            <text:p>-0.256646</text:p>
          </table:table-cell>
          <table:table-cell office:value-type="float" office:value="0.03549" calcext:value-type="float">
            <text:p>0.03549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256292" calcext:value-type="float">
            <text:p>-0.256292</text:p>
          </table:table-cell>
          <table:table-cell office:value-type="float" office:value="0.034837" calcext:value-type="float">
            <text:p>0.03483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255943" calcext:value-type="float">
            <text:p>-0.255943</text:p>
          </table:table-cell>
          <table:table-cell office:value-type="float" office:value="0.034102" calcext:value-type="float">
            <text:p>0.03410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255602" calcext:value-type="float">
            <text:p>-0.255602</text:p>
          </table:table-cell>
          <table:table-cell office:value-type="float" office:value="0.033294" calcext:value-type="float">
            <text:p>0.03329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0.255269" calcext:value-type="float">
            <text:p>-0.255269</text:p>
          </table:table-cell>
          <table:table-cell office:value-type="float" office:value="0.032424" calcext:value-type="float">
            <text:p>0.03242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254945" calcext:value-type="float">
            <text:p>-0.254945</text:p>
          </table:table-cell>
          <table:table-cell office:value-type="float" office:value="0.031499" calcext:value-type="float">
            <text:p>0.03149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25463" calcext:value-type="float">
            <text:p>-0.25463</text:p>
          </table:table-cell>
          <table:table-cell office:value-type="float" office:value="0.030529" calcext:value-type="float">
            <text:p>0.03052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0.254325" calcext:value-type="float">
            <text:p>-0.254325</text:p>
          </table:table-cell>
          <table:table-cell office:value-type="float" office:value="0.029521" calcext:value-type="float">
            <text:p>0.02952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0.254029" calcext:value-type="float">
            <text:p>-0.254029</text:p>
          </table:table-cell>
          <table:table-cell office:value-type="float" office:value="0.028481" calcext:value-type="float">
            <text:p>0.02848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0.253745" calcext:value-type="float">
            <text:p>-0.253745</text:p>
          </table:table-cell>
          <table:table-cell office:value-type="float" office:value="0.027417" calcext:value-type="float">
            <text:p>0.027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347" calcext:value-type="float">
            <text:p>-0.25347</text:p>
          </table:table-cell>
          <table:table-cell office:value-type="float" office:value="0.026336" calcext:value-type="float">
            <text:p>0.02633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253207" calcext:value-type="float">
            <text:p>-0.253207</text:p>
          </table:table-cell>
          <table:table-cell office:value-type="float" office:value="0.025242" calcext:value-type="float">
            <text:p>0.02524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0.252955" calcext:value-type="float">
            <text:p>-0.252955</text:p>
          </table:table-cell>
          <table:table-cell office:value-type="float" office:value="0.024141" calcext:value-type="float">
            <text:p>0.02414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0.252713" calcext:value-type="float">
            <text:p>-0.252713</text:p>
          </table:table-cell>
          <table:table-cell office:value-type="float" office:value="0.023039" calcext:value-type="float">
            <text:p>0.02303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0.252483" calcext:value-type="float">
            <text:p>-0.252483</text:p>
          </table:table-cell>
          <table:table-cell office:value-type="float" office:value="0.021939" calcext:value-type="float">
            <text:p>0.02193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252264" calcext:value-type="float">
            <text:p>-0.252264</text:p>
          </table:table-cell>
          <table:table-cell office:value-type="float" office:value="0.020846" calcext:value-type="float">
            <text:p>0.02084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-0.252055" calcext:value-type="float">
            <text:p>-0.252055</text:p>
          </table:table-cell>
          <table:table-cell office:value-type="float" office:value="0.019763" calcext:value-type="float">
            <text:p>0.019763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0.251857" calcext:value-type="float">
            <text:p>-0.251857</text:p>
          </table:table-cell>
          <table:table-cell office:value-type="float" office:value="0.018694" calcext:value-type="float">
            <text:p>0.01869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25167" calcext:value-type="float">
            <text:p>-0.25167</text:p>
          </table:table-cell>
          <table:table-cell office:value-type="float" office:value="0.017642" calcext:value-type="float">
            <text:p>0.01764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0.251494" calcext:value-type="float">
            <text:p>-0.251494</text:p>
          </table:table-cell>
          <table:table-cell office:value-type="float" office:value="0.01661" calcext:value-type="float">
            <text:p>0.016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251328" calcext:value-type="float">
            <text:p>-0.251328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251172" calcext:value-type="float">
            <text:p>-0.251172</text:p>
          </table:table-cell>
          <table:table-cell office:value-type="float" office:value="0.014614" calcext:value-type="float">
            <text:p>0.01461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0.251026" calcext:value-type="float">
            <text:p>-0.251026</text:p>
          </table:table-cell>
          <table:table-cell office:value-type="float" office:value="0.013653" calcext:value-type="float">
            <text:p>0.013653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0.250889" calcext:value-type="float">
            <text:p>-0.250889</text:p>
          </table:table-cell>
          <table:table-cell office:value-type="float" office:value="0.012721" calcext:value-type="float">
            <text:p>0.01272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250762" calcext:value-type="float">
            <text:p>-0.250762</text:p>
          </table:table-cell>
          <table:table-cell office:value-type="float" office:value="0.011817" calcext:value-type="float">
            <text:p>0.01181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250644" calcext:value-type="float">
            <text:p>-0.250644</text:p>
          </table:table-cell>
          <table:table-cell office:value-type="float" office:value="0.010944" calcext:value-type="float">
            <text:p>0.01094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0.250534" calcext:value-type="float">
            <text:p>-0.250534</text:p>
          </table:table-cell>
          <table:table-cell office:value-type="float" office:value="0.010101" calcext:value-type="float">
            <text:p>0.01010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0.250433" calcext:value-type="float">
            <text:p>-0.250433</text:p>
          </table:table-cell>
          <table:table-cell office:value-type="float" office:value="0.00929" calcext:value-type="float">
            <text:p>0.00929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-0.250341" calcext:value-type="float">
            <text:p>-0.250341</text:p>
          </table:table-cell>
          <table:table-cell office:value-type="float" office:value="0.008511" calcext:value-type="float">
            <text:p>0.00851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0.250255" calcext:value-type="float">
            <text:p>-0.250255</text:p>
          </table:table-cell>
          <table:table-cell office:value-type="float" office:value="0.007765" calcext:value-type="float">
            <text:p>0.00776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250178" calcext:value-type="float">
            <text:p>-0.250178</text:p>
          </table:table-cell>
          <table:table-cell office:value-type="float" office:value="0.007051" calcext:value-type="float">
            <text:p>0.00705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0.250107" calcext:value-type="float">
            <text:p>-0.250107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-0.250044" calcext:value-type="float">
            <text:p>-0.250044</text:p>
          </table:table-cell>
          <table:table-cell office:value-type="float" office:value="0.005722" calcext:value-type="float">
            <text:p>0.00572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0.249986" calcext:value-type="float">
            <text:p>-0.249986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-0.249935" calcext:value-type="float">
            <text:p>-0.249935</text:p>
          </table:table-cell>
          <table:table-cell office:value-type="float" office:value="0.004522" calcext:value-type="float">
            <text:p>0.0045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0.24989" calcext:value-type="float">
            <text:p>-0.24989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24985" calcext:value-type="float">
            <text:p>-0.24985</text:p>
          </table:table-cell>
          <table:table-cell office:value-type="float" office:value="0.003449" calcext:value-type="float">
            <text:p>0.00344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0.249816" calcext:value-type="float">
            <text:p>-0.249816</text:p>
          </table:table-cell>
          <table:table-cell office:value-type="float" office:value="0.002959" calcext:value-type="float">
            <text:p>0.00295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-0.249786" calcext:value-type="float">
            <text:p>-0.249786</text:p>
          </table:table-cell>
          <table:table-cell office:value-type="float" office:value="0.002498" calcext:value-type="float">
            <text:p>0.00249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0.249761" calcext:value-type="float">
            <text:p>-0.249761</text:p>
          </table:table-cell>
          <table:table-cell office:value-type="float" office:value="0.002067" calcext:value-type="float">
            <text:p>0.00206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249741" calcext:value-type="float">
            <text:p>-0.249741</text:p>
          </table:table-cell>
          <table:table-cell office:value-type="float" office:value="0.001664" calcext:value-type="float">
            <text:p>0.00166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0.249724" calcext:value-type="float">
            <text:p>-0.249724</text:p>
          </table:table-cell>
          <table:table-cell office:value-type="float" office:value="0.001289" calcext:value-type="float">
            <text:p>0.00128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249711" calcext:value-type="float">
            <text:p>-0.249711</text:p>
          </table:table-cell>
          <table:table-cell office:value-type="float" office:value="0.000941" calcext:value-type="float">
            <text:p>0.00094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0.249702" calcext:value-type="float">
            <text:p>-0.249702</text:p>
          </table:table-cell>
          <table:table-cell office:value-type="float" office:value="0.000618" calcext:value-type="float">
            <text:p>0.00061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-0.249696" calcext:value-type="float">
            <text:p>-0.249696</text:p>
          </table:table-cell>
          <table:table-cell office:value-type="float" office:value="0.000321" calcext:value-type="float">
            <text:p>0.00032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249692" calcext:value-type="float">
            <text:p>-0.249692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0.249692" calcext:value-type="float">
            <text:p>-0.249692</text:p>
          </table:table-cell>
          <table:table-cell office:value-type="float" office:value="-0.000204" calcext:value-type="float">
            <text:p>-0.000204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0.249694" calcext:value-type="float">
            <text:p>-0.249694</text:p>
          </table:table-cell>
          <table:table-cell office:value-type="float" office:value="-0.000432" calcext:value-type="float">
            <text:p>-0.00043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-0.249698" calcext:value-type="float">
            <text:p>-0.249698</text:p>
          </table:table-cell>
          <table:table-cell office:value-type="float" office:value="-0.00064" calcext:value-type="float">
            <text:p>-0.0006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0.249705" calcext:value-type="float">
            <text:p>-0.249705</text:p>
          </table:table-cell>
          <table:table-cell office:value-type="float" office:value="-0.000827" calcext:value-type="float">
            <text:p>-0.00082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249713" calcext:value-type="float">
            <text:p>-0.249713</text:p>
          </table:table-cell>
          <table:table-cell office:value-type="float" office:value="-0.000995" calcext:value-type="float">
            <text:p>-0.00099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249723" calcext:value-type="float">
            <text:p>-0.249723</text:p>
          </table:table-cell>
          <table:table-cell office:value-type="float" office:value="-0.001145" calcext:value-type="float">
            <text:p>-0.00114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0.249734" calcext:value-type="float">
            <text:p>-0.249734</text:p>
          </table:table-cell>
          <table:table-cell office:value-type="float" office:value="-0.001278" calcext:value-type="float">
            <text:p>-0.001278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-0.249747" calcext:value-type="float">
            <text:p>-0.249747</text:p>
          </table:table-cell>
          <table:table-cell office:value-type="float" office:value="-0.001394" calcext:value-type="float">
            <text:p>-0.00139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249761" calcext:value-type="float">
            <text:p>-0.249761</text:p>
          </table:table-cell>
          <table:table-cell office:value-type="float" office:value="-0.001495" calcext:value-type="float">
            <text:p>-0.00149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0.249776" calcext:value-type="float">
            <text:p>-0.249776</text:p>
          </table:table-cell>
          <table:table-cell office:value-type="float" office:value="-0.001582" calcext:value-type="float">
            <text:p>-0.00158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0.249792" calcext:value-type="float">
            <text:p>-0.249792</text:p>
          </table:table-cell>
          <table:table-cell office:value-type="float" office:value="-0.001655" calcext:value-type="float">
            <text:p>-0.00165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249808" calcext:value-type="float">
            <text:p>-0.249808</text:p>
          </table:table-cell>
          <table:table-cell office:value-type="float" office:value="-0.001715" calcext:value-type="float">
            <text:p>-0.00171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-0.249825" calcext:value-type="float">
            <text:p>-0.249825</text:p>
          </table:table-cell>
          <table:table-cell office:value-type="float" office:value="-0.001763" calcext:value-type="float">
            <text:p>-0.00176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-0.249843" calcext:value-type="float">
            <text:p>-0.249843</text:p>
          </table:table-cell>
          <table:table-cell office:value-type="float" office:value="-0.001801" calcext:value-type="float">
            <text:p>-0.0018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249861" calcext:value-type="float">
            <text:p>-0.249861</text:p>
          </table:table-cell>
          <table:table-cell office:value-type="float" office:value="-0.001828" calcext:value-type="float">
            <text:p>-0.00182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-0.249879" calcext:value-type="float">
            <text:p>-0.249879</text:p>
          </table:table-cell>
          <table:table-cell office:value-type="float" office:value="-0.001845" calcext:value-type="float">
            <text:p>-0.00184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-0.249898" calcext:value-type="float">
            <text:p>-0.249898</text:p>
          </table:table-cell>
          <table:table-cell office:value-type="float" office:value="-0.001854" calcext:value-type="float">
            <text:p>-0.00185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-0.249916" calcext:value-type="float">
            <text:p>-0.249916</text:p>
          </table:table-cell>
          <table:table-cell office:value-type="float" office:value="-0.001855" calcext:value-type="float">
            <text:p>-0.00185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-0.249935" calcext:value-type="float">
            <text:p>-0.249935</text:p>
          </table:table-cell>
          <table:table-cell office:value-type="float" office:value="-0.001848" calcext:value-type="float">
            <text:p>-0.00184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0.249953" calcext:value-type="float">
            <text:p>-0.249953</text:p>
          </table:table-cell>
          <table:table-cell office:value-type="float" office:value="-0.001835" calcext:value-type="float">
            <text:p>-0.00183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249972" calcext:value-type="float">
            <text:p>-0.249972</text:p>
          </table:table-cell>
          <table:table-cell office:value-type="float" office:value="-0.001815" calcext:value-type="float">
            <text:p>-0.00181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-0.24999" calcext:value-type="float">
            <text:p>-0.24999</text:p>
          </table:table-cell>
          <table:table-cell office:value-type="float" office:value="-0.00179" calcext:value-type="float">
            <text:p>-0.0017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-0.250008" calcext:value-type="float">
            <text:p>-0.250008</text:p>
          </table:table-cell>
          <table:table-cell office:value-type="float" office:value="-0.00176" calcext:value-type="float">
            <text:p>-0.0017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0.250025" calcext:value-type="float">
            <text:p>-0.250025</text:p>
          </table:table-cell>
          <table:table-cell office:value-type="float" office:value="-0.001726" calcext:value-type="float">
            <text:p>-0.0017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250043" calcext:value-type="float">
            <text:p>-0.250043</text:p>
          </table:table-cell>
          <table:table-cell office:value-type="float" office:value="-0.001687" calcext:value-type="float">
            <text:p>-0.00168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0.25006" calcext:value-type="float">
            <text:p>-0.25006</text:p>
          </table:table-cell>
          <table:table-cell office:value-type="float" office:value="-0.001646" calcext:value-type="float">
            <text:p>-0.001646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0.250076" calcext:value-type="float">
            <text:p>-0.250076</text:p>
          </table:table-cell>
          <table:table-cell office:value-type="float" office:value="-0.001601" calcext:value-type="float">
            <text:p>-0.00160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-0.250092" calcext:value-type="float">
            <text:p>-0.250092</text:p>
          </table:table-cell>
          <table:table-cell office:value-type="float" office:value="-0.001554" calcext:value-type="float">
            <text:p>-0.00155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-0.250108" calcext:value-type="float">
            <text:p>-0.250108</text:p>
          </table:table-cell>
          <table:table-cell office:value-type="float" office:value="-0.001505" calcext:value-type="float">
            <text:p>-0.0015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250123" calcext:value-type="float">
            <text:p>-0.250123</text:p>
          </table:table-cell>
          <table:table-cell office:value-type="float" office:value="-0.001454" calcext:value-type="float">
            <text:p>-0.00145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-0.250137" calcext:value-type="float">
            <text:p>-0.250137</text:p>
          </table:table-cell>
          <table:table-cell office:value-type="float" office:value="-0.001401" calcext:value-type="float">
            <text:p>-0.00140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0.250151" calcext:value-type="float">
            <text:p>-0.250151</text:p>
          </table:table-cell>
          <table:table-cell office:value-type="float" office:value="-0.001348" calcext:value-type="float">
            <text:p>-0.00134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0.250165" calcext:value-type="float">
            <text:p>-0.250165</text:p>
          </table:table-cell>
          <table:table-cell office:value-type="float" office:value="-0.001293" calcext:value-type="float">
            <text:p>-0.00129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-0.250178" calcext:value-type="float">
            <text:p>-0.250178</text:p>
          </table:table-cell>
          <table:table-cell office:value-type="float" office:value="-0.001238" calcext:value-type="float">
            <text:p>-0.00123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25019" calcext:value-type="float">
            <text:p>-0.25019</text:p>
          </table:table-cell>
          <table:table-cell office:value-type="float" office:value="-0.001183" calcext:value-type="float">
            <text:p>-0.001183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250202" calcext:value-type="float">
            <text:p>-0.250202</text:p>
          </table:table-cell>
          <table:table-cell office:value-type="float" office:value="-0.001128" calcext:value-type="float">
            <text:p>-0.001128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0.250213" calcext:value-type="float">
            <text:p>-0.250213</text:p>
          </table:table-cell>
          <table:table-cell office:value-type="float" office:value="-0.001074" calcext:value-type="float">
            <text:p>-0.00107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-0.250224" calcext:value-type="float">
            <text:p>-0.250224</text:p>
          </table:table-cell>
          <table:table-cell office:value-type="float" office:value="-0.001019" calcext:value-type="float">
            <text:p>-0.001019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0.250234" calcext:value-type="float">
            <text:p>-0.250234</text:p>
          </table:table-cell>
          <table:table-cell office:value-type="float" office:value="-0.000965" calcext:value-type="float">
            <text:p>-0.00096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0.250244" calcext:value-type="float">
            <text:p>-0.250244</text:p>
          </table:table-cell>
          <table:table-cell office:value-type="float" office:value="-0.000912" calcext:value-type="float">
            <text:p>-0.00091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0.250253" calcext:value-type="float">
            <text:p>-0.250253</text:p>
          </table:table-cell>
          <table:table-cell office:value-type="float" office:value="-0.00086" calcext:value-type="float">
            <text:p>-0.0008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250261" calcext:value-type="float">
            <text:p>-0.250261</text:p>
          </table:table-cell>
          <table:table-cell office:value-type="float" office:value="-0.000809" calcext:value-type="float">
            <text:p>-0.00080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0.250269" calcext:value-type="float">
            <text:p>-0.250269</text:p>
          </table:table-cell>
          <table:table-cell office:value-type="float" office:value="-0.000759" calcext:value-type="float">
            <text:p>-0.00075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0.250277" calcext:value-type="float">
            <text:p>-0.250277</text:p>
          </table:table-cell>
          <table:table-cell office:value-type="float" office:value="-0.00071" calcext:value-type="float">
            <text:p>-0.000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250284" calcext:value-type="float">
            <text:p>-0.250284</text:p>
          </table:table-cell>
          <table:table-cell office:value-type="float" office:value="-0.000663" calcext:value-type="float">
            <text:p>-0.00066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250291" calcext:value-type="float">
            <text:p>-0.250291</text:p>
          </table:table-cell>
          <table:table-cell office:value-type="float" office:value="-0.000617" calcext:value-type="float">
            <text:p>-0.00061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0.250297" calcext:value-type="float">
            <text:p>-0.250297</text:p>
          </table:table-cell>
          <table:table-cell office:value-type="float" office:value="-0.000572" calcext:value-type="float">
            <text:p>-0.00057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0.250303" calcext:value-type="float">
            <text:p>-0.250303</text:p>
          </table:table-cell>
          <table:table-cell office:value-type="float" office:value="-0.000529" calcext:value-type="float">
            <text:p>-0.00052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-0.250308" calcext:value-type="float">
            <text:p>-0.250308</text:p>
          </table:table-cell>
          <table:table-cell office:value-type="float" office:value="-0.000488" calcext:value-type="float">
            <text:p>-0.00048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0.250313" calcext:value-type="float">
            <text:p>-0.250313</text:p>
          </table:table-cell>
          <table:table-cell office:value-type="float" office:value="-0.000448" calcext:value-type="float">
            <text:p>-0.00044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250317" calcext:value-type="float">
            <text:p>-0.250317</text:p>
          </table:table-cell>
          <table:table-cell office:value-type="float" office:value="-0.00041" calcext:value-type="float">
            <text:p>-0.0004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0.250321" calcext:value-type="float">
            <text:p>-0.250321</text:p>
          </table:table-cell>
          <table:table-cell office:value-type="float" office:value="-0.000373" calcext:value-type="float">
            <text:p>-0.00037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-0.250325" calcext:value-type="float">
            <text:p>-0.250325</text:p>
          </table:table-cell>
          <table:table-cell office:value-type="float" office:value="-0.000338" calcext:value-type="float">
            <text:p>-0.00033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0.250329" calcext:value-type="float">
            <text:p>-0.250329</text:p>
          </table:table-cell>
          <table:table-cell office:value-type="float" office:value="-0.000305" calcext:value-type="float">
            <text:p>-0.00030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250332" calcext:value-type="float">
            <text:p>-0.250332</text:p>
          </table:table-cell>
          <table:table-cell office:value-type="float" office:value="-0.000273" calcext:value-type="float">
            <text:p>-0.00027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-0.250334" calcext:value-type="float">
            <text:p>-0.250334</text:p>
          </table:table-cell>
          <table:table-cell office:value-type="float" office:value="-0.000243" calcext:value-type="float">
            <text:p>-0.00024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0.250337" calcext:value-type="float">
            <text:p>-0.250337</text:p>
          </table:table-cell>
          <table:table-cell office:value-type="float" office:value="-0.000214" calcext:value-type="float">
            <text:p>-0.00021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-0.250339" calcext:value-type="float">
            <text:p>-0.250339</text:p>
          </table:table-cell>
          <table:table-cell office:value-type="float" office:value="-0.000187" calcext:value-type="float">
            <text:p>-0.00018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-0.250341" calcext:value-type="float">
            <text:p>-0.250341</text:p>
          </table:table-cell>
          <table:table-cell office:value-type="float" office:value="-0.000162" calcext:value-type="float">
            <text:p>-0.00016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250342" calcext:value-type="float">
            <text:p>-0.250342</text:p>
          </table:table-cell>
          <table:table-cell office:value-type="float" office:value="-0.000138" calcext:value-type="float">
            <text:p>-0.00013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0.250344" calcext:value-type="float">
            <text:p>-0.250344</text:p>
          </table:table-cell>
          <table:table-cell office:value-type="float" office:value="-0.000116" calcext:value-type="float">
            <text:p>-0.0001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0.250345" calcext:value-type="float">
            <text:p>-0.250345</text:p>
          </table:table-cell>
          <table:table-cell office:value-type="float" office:value="-0.000095" calcext:value-type="float">
            <text:p>-0.00009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0.250346" calcext:value-type="float">
            <text:p>-0.250346</text:p>
          </table:table-cell>
          <table:table-cell office:value-type="float" office:value="-0.000075" calcext:value-type="float">
            <text:p>-0.00007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-0.250347" calcext:value-type="float">
            <text:p>-0.250347</text:p>
          </table:table-cell>
          <table:table-cell office:value-type="float" office:value="-0.000057" calcext:value-type="float">
            <text:p>-0.000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50347" calcext:value-type="float">
            <text:p>-0.250347</text:p>
          </table:table-cell>
          <table:table-cell office:value-type="float" office:value="-0.00004" calcext:value-type="float">
            <text:p>-0.0000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0.250348" calcext:value-type="float">
            <text:p>-0.250348</text:p>
          </table:table-cell>
          <table:table-cell office:value-type="float" office:value="-0.000025" calcext:value-type="float">
            <text:p>-0.00002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-0.250348" calcext:value-type="float">
            <text:p>-0.250348</text:p>
          </table:table-cell>
          <table:table-cell office:value-type="float" office:value="-0.00001" calcext:value-type="float">
            <text:p>-0.0000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-0.250348" calcext:value-type="float">
            <text:p>-0.250348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0.250348" calcext:value-type="float">
            <text:p>-0.250348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250348" calcext:value-type="float">
            <text:p>-0.250348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-0.250347" calcext:value-type="float">
            <text:p>-0.250347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-0.250347" calcext:value-type="float">
            <text:p>-0.250347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-0.250347" calcext:value-type="float">
            <text:p>-0.250347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-0.250346" calcext:value-type="float">
            <text:p>-0.250346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250346" calcext:value-type="float">
            <text:p>-0.250346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-0.250345" calcext:value-type="float">
            <text:p>-0.250345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0.250344" calcext:value-type="float">
            <text:p>-0.250344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-0.250343" calcext:value-type="float">
            <text:p>-0.250343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-0.250343" calcext:value-type="float">
            <text:p>-0.250343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250342" calcext:value-type="float">
            <text:p>-0.250342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250341" calcext:value-type="float">
            <text:p>-0.250341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-0.25034" calcext:value-type="float">
            <text:p>-0.25034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-0.250339" calcext:value-type="float">
            <text:p>-0.250339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0.250338" calcext:value-type="float">
            <text:p>-0.250338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250337" calcext:value-type="float">
            <text:p>-0.250337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-0.250336" calcext:value-type="float">
            <text:p>-0.250336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0.250335" calcext:value-type="float">
            <text:p>-0.250335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-0.250334" calcext:value-type="float">
            <text:p>-0.250334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0.250334" calcext:value-type="float">
            <text:p>-0.250334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0.250333" calcext:value-type="float">
            <text:p>-0.250333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0.250332" calcext:value-type="float">
            <text:p>-0.250332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-0.250331" calcext:value-type="float">
            <text:p>-0.250331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0.25033" calcext:value-type="float">
            <text:p>-0.25033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-0.250329" calcext:value-type="float">
            <text:p>-0.250329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250328" calcext:value-type="float">
            <text:p>-0.250328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250328" calcext:value-type="float">
            <text:p>-0.250328</text:p>
          </table:table-cell>
          <table:table-cell office:value-type="float" office:value="0.000077" calcext:value-type="float">
            <text:p>0.00007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-0.250327" calcext:value-type="float">
            <text:p>-0.250327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-0.250326" calcext:value-type="float">
            <text:p>-0.250326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-0.250325" calcext:value-type="float">
            <text:p>-0.250325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0.250325" calcext:value-type="float">
            <text:p>-0.250325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0.250324" calcext:value-type="float">
            <text:p>-0.250324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0.250323" calcext:value-type="float">
            <text:p>-0.250323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-0.250323" calcext:value-type="float">
            <text:p>-0.250323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-0.250322" calcext:value-type="float">
            <text:p>-0.250322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250322" calcext:value-type="float">
            <text:p>-0.250322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-0.250321" calcext:value-type="float">
            <text:p>-0.250321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0.250321" calcext:value-type="float">
            <text:p>-0.250321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25032" calcext:value-type="float">
            <text:p>-0.25032</text:p>
          </table:table-cell>
          <table:table-cell office:value-type="float" office:value="0.000044" calcext:value-type="float">
            <text:p>0.00004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0.25032" calcext:value-type="float">
            <text:p>-0.25032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0.250319" calcext:value-type="float">
            <text:p>-0.250319</text:p>
          </table:table-cell>
          <table:table-cell office:value-type="float" office:value="0.000039" calcext:value-type="float">
            <text:p>0.00003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250319" calcext:value-type="float">
            <text:p>-0.250319</text:p>
          </table:table-cell>
          <table:table-cell office:value-type="float" office:value="0.000037" calcext:value-type="float">
            <text:p>0.000037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0.250319" calcext:value-type="float">
            <text:p>-0.250319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-0.250318" calcext:value-type="float">
            <text:p>-0.250318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-0.250318" calcext:value-type="float">
            <text:p>-0.250318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250318" calcext:value-type="float">
            <text:p>-0.250318</text:p>
          </table:table-cell>
          <table:table-cell office:value-type="float" office:value="0.000028" calcext:value-type="float">
            <text:p>0.000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7:03:04.704320627</dc:date>
    <meta:editing-duration>PT5M2S</meta:editing-duration>
    <meta:editing-cycles>1</meta:editing-cycles>
    <meta:document-statistic meta:table-count="1" meta:cell-count="756" meta:object-count="2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81cm" svg:height="17.781cm" xlink:href=".." xlink:type="simple" chart:class="chart:line" chart:style-name="ch1">
        <chart:legend chart:legend-position="end" svg:x="16.146cm" svg:y="8.591cm" style:legend-expansion="high" chart:style-name="ch2"/>
        <chart:plot-area chart:style-name="ch3" table:cell-range-address="output.A1:output.B252" chart:data-source-has-labels="both" svg:x="0.355cm" svg:y="0.355cm" svg:width="15.436cm" svg:height="17.071cm">
          <chartooo:coordinate-region svg:x="1.373cm" svg:y="0.554cm" svg:width="14.278cm" svg:height="16.673cm"/>
          <chart:axis chart:dimension="x" chart:name="primary-x" chart:style-name="ch4" chartooo:axis-type="auto">
            <chartooo:date-scale/>
            <chart:categories table:cell-range-address="output.A2:output.A2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252" chart:label-cell-address="output.B1:output.B1" chart:class="chart:line">
            <chart:data-point chart:repeated="2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x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put.A2:output.A252</svg:desc>
                </draw:g>
              </table:table-cell>
              <table:table-cell office:value-type="float" office:value="0">
                <text:p>0</text:p>
                <draw:g>
                  <svg:desc>output.B2:output.B25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0.000988">
                <text:p>-0.00098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002876">
                <text:p>-0.00287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005581">
                <text:p>-0.00558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009022">
                <text:p>-0.00902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013124">
                <text:p>-0.01312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-0.017813">
                <text:p>-0.01781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-0.023023">
                <text:p>-0.023023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0.028687">
                <text:p>-0.02868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034746">
                <text:p>-0.03474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-0.041142">
                <text:p>-0.04114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0.04782">
                <text:p>-0.0478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-0.054731">
                <text:p>-0.05473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-0.061827">
                <text:p>-0.06182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0.069066">
                <text:p>-0.06906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-0.076405">
                <text:p>-0.07640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-0.083808">
                <text:p>-0.08380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0.091241">
                <text:p>-0.09124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0.09867">
                <text:p>-0.0986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0.106068">
                <text:p>-0.10606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0.113407">
                <text:p>-0.11340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-0.120664">
                <text:p>-0.12066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-0.127817">
                <text:p>-0.12781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-0.134846">
                <text:p>-0.13484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141735">
                <text:p>-0.14173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-0.148467">
                <text:p>-0.14846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0.155031">
                <text:p>-0.15503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-0.161413">
                <text:p>-0.16141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-0.167605">
                <text:p>-0.1676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173598">
                <text:p>-0.17359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-0.179386">
                <text:p>-0.17938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-0.184962">
                <text:p>-0.18496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0.190323">
                <text:p>-0.19032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-0.195466">
                <text:p>-0.19546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0.200389">
                <text:p>-0.20038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-0.205091">
                <text:p>-0.20509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-0.209573">
                <text:p>-0.20957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-0.213835">
                <text:p>-0.21383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-0.21788">
                <text:p>-0.2178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221709">
                <text:p>-0.22170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-0.225327">
                <text:p>-0.22532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-0.228736">
                <text:p>-0.22873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-0.231941">
                <text:p>-0.23194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-0.234946">
                <text:p>-0.23494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237758">
                <text:p>-0.23775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-0.24038">
                <text:p>-0.2403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0.242819">
                <text:p>-0.24281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0.245081">
                <text:p>-0.24508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-0.247171">
                <text:p>-0.2471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249096">
                <text:p>-0.24909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0.250863">
                <text:p>-0.25086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-0.252478">
                <text:p>-0.252478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-0.253947">
                <text:p>-0.25394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0.255278">
                <text:p>-0.25527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256475">
                <text:p>-0.25647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-0.257547">
                <text:p>-0.25754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0.258499">
                <text:p>-0.25849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-0.259339">
                <text:p>-0.25933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-0.260071">
                <text:p>-0.26007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260703">
                <text:p>-0.26070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-0.26124">
                <text:p>-0.2612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-0.261689">
                <text:p>-0.261689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0.262054">
                <text:p>-0.2620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-0.262342">
                <text:p>-0.26234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262559">
                <text:p>-0.26255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0.262708">
                <text:p>-0.26270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-0.262796">
                <text:p>-0.26279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-0.262827">
                <text:p>-0.26282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-0.262807">
                <text:p>-0.2628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262738">
                <text:p>-0.26273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-0.262627">
                <text:p>-0.26262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0.262476">
                <text:p>-0.26247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-0.26229">
                <text:p>-0.2622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-0.262073">
                <text:p>-0.26207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261828">
                <text:p>-0.26182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-0.261558">
                <text:p>-0.2615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-0.261266">
                <text:p>-0.26126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-0.260956">
                <text:p>-0.26095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-0.260631">
                <text:p>-0.26063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260292">
                <text:p>-0.26029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-0.259943">
                <text:p>-0.25994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-0.259585">
                <text:p>-0.25958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-0.259221">
                <text:p>-0.25922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-0.258853">
                <text:p>-0.2588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-0.258483">
                <text:p>-0.25848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-0.258111">
                <text:p>-0.25811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-0.257741">
                <text:p>-0.25774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-0.257372">
                <text:p>-0.25737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-0.257007">
                <text:p>-0.25700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256646">
                <text:p>-0.25664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-0.256292">
                <text:p>-0.25629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-0.255943">
                <text:p>-0.25594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-0.255602">
                <text:p>-0.25560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-0.255269">
                <text:p>-0.25526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0.254945">
                <text:p>-0.25494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-0.25463">
                <text:p>-0.2546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-0.254325">
                <text:p>-0.2543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-0.254029">
                <text:p>-0.25402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-0.253745">
                <text:p>-0.2537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25347">
                <text:p>-0.2534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-0.253207">
                <text:p>-0.25320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-0.252955">
                <text:p>-0.25295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-0.252713">
                <text:p>-0.252713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-0.252483">
                <text:p>-0.25248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252264">
                <text:p>-0.252264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-0.252055">
                <text:p>-0.25205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-0.251857">
                <text:p>-0.251857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-0.25167">
                <text:p>-0.2516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-0.251494">
                <text:p>-0.25149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0.251328">
                <text:p>-0.25132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-0.251172">
                <text:p>-0.25117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-0.251026">
                <text:p>-0.25102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-0.250889">
                <text:p>-0.25088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-0.250762">
                <text:p>-0.25076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0.250644">
                <text:p>-0.25064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-0.250534">
                <text:p>-0.25053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-0.250433">
                <text:p>-0.25043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-0.250341">
                <text:p>-0.25034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-0.250255">
                <text:p>-0.25025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250178">
                <text:p>-0.250178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-0.250107">
                <text:p>-0.25010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-0.250044">
                <text:p>-0.250044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-0.249986">
                <text:p>-0.24998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-0.249935">
                <text:p>-0.24993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-0.24989">
                <text:p>-0.2498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-0.24985">
                <text:p>-0.2498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-0.249816">
                <text:p>-0.249816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-0.249786">
                <text:p>-0.249786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-0.249761">
                <text:p>-0.24976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0.249741">
                <text:p>-0.249741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-0.249724">
                <text:p>-0.24972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-0.249711">
                <text:p>-0.249711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-0.249702">
                <text:p>-0.24970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-0.249696">
                <text:p>-0.24969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249692">
                <text:p>-0.249692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-0.249692">
                <text:p>-0.249692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-0.249694">
                <text:p>-0.24969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-0.249698">
                <text:p>-0.24969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-0.249705">
                <text:p>-0.24970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0.249713">
                <text:p>-0.24971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-0.249723">
                <text:p>-0.249723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-0.249734">
                <text:p>-0.249734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-0.249747">
                <text:p>-0.24974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0.249761">
                <text:p>-0.24976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0.249776">
                <text:p>-0.249776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-0.249792">
                <text:p>-0.24979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-0.249808">
                <text:p>-0.24980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-0.249825">
                <text:p>-0.249825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-0.249843">
                <text:p>-0.24984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249861">
                <text:p>-0.24986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-0.249879">
                <text:p>-0.249879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-0.249898">
                <text:p>-0.24989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-0.249916">
                <text:p>-0.24991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-0.249935">
                <text:p>-0.249935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249953">
                <text:p>-0.24995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-0.249972">
                <text:p>-0.249972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-0.24999">
                <text:p>-0.2499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-0.250008">
                <text:p>-0.25000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-0.250025">
                <text:p>-0.25002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250043">
                <text:p>-0.250043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-0.25006">
                <text:p>-0.25006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0.250076">
                <text:p>-0.250076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-0.250092">
                <text:p>-0.250092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-0.250108">
                <text:p>-0.250108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250123">
                <text:p>-0.25012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-0.250137">
                <text:p>-0.250137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-0.250151">
                <text:p>-0.250151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-0.250165">
                <text:p>-0.25016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-0.250178">
                <text:p>-0.25017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25019">
                <text:p>-0.2501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-0.250202">
                <text:p>-0.25020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-0.250213">
                <text:p>-0.25021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-0.250224">
                <text:p>-0.250224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-0.250234">
                <text:p>-0.250234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0.250244">
                <text:p>-0.250244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-0.250253">
                <text:p>-0.250253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-0.250261">
                <text:p>-0.250261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-0.250269">
                <text:p>-0.250269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-0.250277">
                <text:p>-0.25027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250284">
                <text:p>-0.25028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-0.250291">
                <text:p>-0.250291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-0.250297">
                <text:p>-0.250297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-0.250303">
                <text:p>-0.25030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-0.250308">
                <text:p>-0.25030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250313">
                <text:p>-0.250313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-0.250317">
                <text:p>-0.250317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-0.250321">
                <text:p>-0.250321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-0.250325">
                <text:p>-0.25032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-0.250329">
                <text:p>-0.25032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250332">
                <text:p>-0.25033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-0.250334">
                <text:p>-0.25033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-0.250337">
                <text:p>-0.25033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-0.250339">
                <text:p>-0.250339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-0.250341">
                <text:p>-0.25034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250342">
                <text:p>-0.25034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-0.250344">
                <text:p>-0.25034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-0.250345">
                <text:p>-0.25034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-0.250346">
                <text:p>-0.250346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-0.250347">
                <text:p>-0.2503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250347">
                <text:p>-0.250347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-0.250348">
                <text:p>-0.25034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-0.250348">
                <text:p>-0.250348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-0.250348">
                <text:p>-0.25034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-0.250348">
                <text:p>-0.250348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-0.250348">
                <text:p>-0.25034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-0.250347">
                <text:p>-0.25034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-0.250347">
                <text:p>-0.25034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-0.250347">
                <text:p>-0.25034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-0.250346">
                <text:p>-0.25034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250346">
                <text:p>-0.25034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-0.250345">
                <text:p>-0.250345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-0.250344">
                <text:p>-0.25034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-0.250343">
                <text:p>-0.250343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-0.250343">
                <text:p>-0.25034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-0.250342">
                <text:p>-0.25034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-0.250341">
                <text:p>-0.25034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-0.25034">
                <text:p>-0.25034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-0.250339">
                <text:p>-0.250339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-0.250338">
                <text:p>-0.25033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-0.250337">
                <text:p>-0.25033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-0.250336">
                <text:p>-0.250336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-0.250335">
                <text:p>-0.250335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-0.250334">
                <text:p>-0.25033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-0.250334">
                <text:p>-0.25033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-0.250333">
                <text:p>-0.250333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-0.250332">
                <text:p>-0.25033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-0.250331">
                <text:p>-0.25033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-0.25033">
                <text:p>-0.2503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-0.250329">
                <text:p>-0.25032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0.250328">
                <text:p>-0.250328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-0.250328">
                <text:p>-0.250328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-0.250327">
                <text:p>-0.250327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-0.250326">
                <text:p>-0.25032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-0.250325">
                <text:p>-0.25032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-0.250325">
                <text:p>-0.25032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-0.250324">
                <text:p>-0.250324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-0.250323">
                <text:p>-0.250323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-0.250323">
                <text:p>-0.250323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-0.250322">
                <text:p>-0.25032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250322">
                <text:p>-0.250322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-0.250321">
                <text:p>-0.25032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-0.250321">
                <text:p>-0.250321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-0.25032">
                <text:p>-0.25032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-0.25032">
                <text:p>-0.2503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-0.250319">
                <text:p>-0.25031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-0.250319">
                <text:p>-0.250319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-0.250319">
                <text:p>-0.25031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-0.250318">
                <text:p>-0.250318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-0.250318">
                <text:p>-0.25031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250318">
                <text:p>-0.250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81cm" svg:height="17.781cm" xlink:href=".." xlink:type="simple" chart:class="chart:line" chart:style-name="ch1">
        <chart:legend chart:legend-position="end" svg:x="16.146cm" svg:y="8.591cm" style:legend-expansion="high" chart:style-name="ch2"/>
        <chart:plot-area chart:style-name="ch3" table:cell-range-address="output.A2:output.A252 output.C1:output.C252" chart:data-source-has-labels="both" svg:x="0.355cm" svg:y="0.355cm" svg:width="15.436cm" svg:height="17.071cm">
          <chartooo:coordinate-region svg:x="1.188cm" svg:y="0.554cm" svg:width="14.462cm" svg:height="16.673cm"/>
          <chart:axis chart:dimension="x" chart:name="primary-x" chart:style-name="ch4" chartooo:axis-type="auto">
            <chartooo:date-scale/>
            <chart:categories table:cell-range-address="output.A2:output.A2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252" chart:label-cell-address="output.C1:output.C1" chart:class="chart:line">
            <chart:data-point chart:repeated="2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put.A2:output.A252</svg:desc>
                </draw:g>
              </table:table-cell>
              <table:table-cell office:value-type="float" office:value="0">
                <text:p>0</text:p>
                <draw:g>
                  <svg:desc>output.C2:output.C25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0.0988">
                <text:p>-0.098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-0.188827">
                <text:p>-0.18882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270469">
                <text:p>-0.27046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-0.344116">
                <text:p>-0.34411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410156">
                <text:p>-0.41015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468973">
                <text:p>-0.46897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-0.520948">
                <text:p>-0.52094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-0.566457">
                <text:p>-0.56645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0.605868">
                <text:p>-0.60586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639544">
                <text:p>-0.63954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-0.667839">
                <text:p>-0.66783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0.691096">
                <text:p>-0.69109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-0.709652">
                <text:p>-0.70965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-0.723833">
                <text:p>-0.72383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0.733953">
                <text:p>-0.73395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-0.740318">
                <text:p>-0.74031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-0.74322">
                <text:p>-0.7432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0.742943">
                <text:p>-0.74294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0.739757">
                <text:p>-0.73975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0.733922">
                <text:p>-0.73392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0.725684">
                <text:p>-0.72568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-0.715282">
                <text:p>-0.71528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-0.702939">
                <text:p>-0.70293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-0.688869">
                <text:p>-0.68886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673274">
                <text:p>-0.673274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-0.656344">
                <text:p>-0.65634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0.638261">
                <text:p>-0.63826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-0.619193">
                <text:p>-0.61919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-0.599298">
                <text:p>-0.5992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578727">
                <text:p>-0.57872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-0.557617">
                <text:p>-0.55761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-0.536097">
                <text:p>-0.53609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0.514287">
                <text:p>-0.5142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-0.492298">
                <text:p>-0.49229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0.470232">
                <text:p>-0.47023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-0.448182">
                <text:p>-0.44818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-0.426234">
                <text:p>-0.42623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-0.404466">
                <text:p>-0.40446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-0.382949">
                <text:p>-0.3829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361746">
                <text:p>-0.361746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-0.340914">
                <text:p>-0.34091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-0.320504">
                <text:p>-0.32050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-0.300562">
                <text:p>-0.30056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-0.281125">
                <text:p>-0.28112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262227">
                <text:p>-0.262227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-0.243899">
                <text:p>-0.24389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0.226162">
                <text:p>-0.22616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0.209039">
                <text:p>-0.209039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-0.192543">
                <text:p>-0.1925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176687">
                <text:p>-0.17668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0.161478">
                <text:p>-0.16147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-0.146923">
                <text:p>-0.14692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-0.133024">
                <text:p>-0.13302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0.119778">
                <text:p>-0.11977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107184">
                <text:p>-0.10718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-0.095235">
                <text:p>-0.09523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0.083924">
                <text:p>-0.08392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-0.073242">
                <text:p>-0.073242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-0.063177">
                <text:p>-0.0631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053717">
                <text:p>-0.05371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-0.044847">
                <text:p>-0.04484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-0.036554">
                <text:p>-0.03655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0.028819">
                <text:p>-0.02881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-0.021627">
                <text:p>-0.0216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01496">
                <text:p>-0.0149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-0.003128">
                <text:p>-0.00312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02076">
                <text:p>0.00207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11153">
                <text:p>0.011153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015065">
                <text:p>0.01506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18586">
                <text:p>0.01858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021735">
                <text:p>0.0217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024531">
                <text:p>0.02453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26993">
                <text:p>0.0269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29139">
                <text:p>0.02913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030989">
                <text:p>0.03098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032559">
                <text:p>0.03255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033867">
                <text:p>0.0338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34931">
                <text:p>0.03493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035766">
                <text:p>0.03576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03639">
                <text:p>0.0363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036816">
                <text:p>0.03681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037062">
                <text:p>0.0370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3714">
                <text:p>0.0371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037065">
                <text:p>0.03706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03685">
                <text:p>0.0368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36508">
                <text:p>0.03650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36051">
                <text:p>0.03605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3549">
                <text:p>0.03549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034837">
                <text:p>0.03483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34102">
                <text:p>0.03410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033294">
                <text:p>0.03329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032424">
                <text:p>0.0324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31499">
                <text:p>0.03149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30529">
                <text:p>0.03052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28481">
                <text:p>0.02848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27417">
                <text:p>0.0274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0.025242">
                <text:p>0.02524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024141">
                <text:p>0.024141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0.023039">
                <text:p>0.02303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021939">
                <text:p>0.02193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20846">
                <text:p>0.020846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019763">
                <text:p>0.019763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0.018694">
                <text:p>0.018694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017642">
                <text:p>0.01764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0.01661">
                <text:p>0.0166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014614">
                <text:p>0.01461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013653">
                <text:p>0.013653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012721">
                <text:p>0.01272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011817">
                <text:p>0.01181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10944">
                <text:p>0.01094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010101">
                <text:p>0.01010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00929">
                <text:p>0.00929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008511">
                <text:p>0.00851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007765">
                <text:p>0.00776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7051">
                <text:p>0.00705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00637">
                <text:p>0.0063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0.005106">
                <text:p>0.00510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03449">
                <text:p>0.00344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002959">
                <text:p>0.00295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002498">
                <text:p>0.00249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0.002067">
                <text:p>0.00206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0.001289">
                <text:p>0.001289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0.000618">
                <text:p>0.00061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-0.000204">
                <text:p>-0.000204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-0.000432">
                <text:p>-0.00043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-0.00064">
                <text:p>-0.0006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-0.000827">
                <text:p>-0.00082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0.000995">
                <text:p>-0.00099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-0.001145">
                <text:p>-0.00114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-0.001278">
                <text:p>-0.00127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-0.001394">
                <text:p>-0.00139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0.001495">
                <text:p>-0.00149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0.001582">
                <text:p>-0.001582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-0.001655">
                <text:p>-0.00165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-0.001715">
                <text:p>-0.00171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-0.001763">
                <text:p>-0.00176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-0.001801">
                <text:p>-0.0018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001828">
                <text:p>-0.00182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-0.001845">
                <text:p>-0.00184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-0.001854">
                <text:p>-0.00185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-0.001855">
                <text:p>-0.00185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-0.001848">
                <text:p>-0.001848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001835">
                <text:p>-0.00183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-0.001815">
                <text:p>-0.001815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-0.00179">
                <text:p>-0.0017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-0.00176">
                <text:p>-0.0017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-0.001726">
                <text:p>-0.00172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01687">
                <text:p>-0.001687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-0.001646">
                <text:p>-0.001646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0.001601">
                <text:p>-0.00160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-0.001554">
                <text:p>-0.001554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-0.001505">
                <text:p>-0.00150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001454">
                <text:p>-0.00145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-0.001401">
                <text:p>-0.00140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-0.001348">
                <text:p>-0.00134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-0.001293">
                <text:p>-0.001293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-0.001238">
                <text:p>-0.0012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001183">
                <text:p>-0.001183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-0.001128">
                <text:p>-0.001128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-0.001074">
                <text:p>-0.001074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-0.001019">
                <text:p>-0.001019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-0.000965">
                <text:p>-0.00096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0.000912">
                <text:p>-0.00091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-0.00086">
                <text:p>-0.00086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-0.000809">
                <text:p>-0.000809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-0.000759">
                <text:p>-0.000759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-0.00071">
                <text:p>-0.0007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000663">
                <text:p>-0.00066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-0.000617">
                <text:p>-0.00061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-0.000572">
                <text:p>-0.00057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-0.000529">
                <text:p>-0.00052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-0.000488">
                <text:p>-0.00048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000448">
                <text:p>-0.00044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-0.00041">
                <text:p>-0.0004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-0.000373">
                <text:p>-0.00037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-0.000338">
                <text:p>-0.00033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-0.000305">
                <text:p>-0.0003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000273">
                <text:p>-0.000273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-0.000243">
                <text:p>-0.000243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-0.000214">
                <text:p>-0.00021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-0.000187">
                <text:p>-0.00018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-0.000162">
                <text:p>-0.00016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000138">
                <text:p>-0.000138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-0.000116">
                <text:p>-0.00011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-0.000095">
                <text:p>-0.00009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-0.000075">
                <text:p>-0.00007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-0.000057">
                <text:p>-0.0000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004">
                <text:p>-0.00004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-0.000025">
                <text:p>-0.00002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28">
                <text:p>0.000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